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roboto slab" svg:font-family="'roboto slab', serif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text-properties style:font-name="Times New Roman1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normal" officeooo:rsid="000eebb4" officeooo:paragraph-rsid="000eebb4" style:font-weight-asian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normal" officeooo:rsid="00106730" officeooo:paragraph-rsid="00106730" style:font-weight-asian="normal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inter-regular" fo:font-size="12pt" fo:letter-spacing="normal" fo:font-style="normal" fo:font-weight="normal" style:font-weight-asian="normal" style:font-weight-complex="normal"/>
    </style:style>
    <style:style style:name="T1" style:family="text">
      <style:text-properties fo:font-variant="normal" fo:text-transform="none" fo:color="#191e1e" loext:opacity="100%" style:text-line-through-style="none" style:text-line-through-type="none" style:font-name="Times New Roman1" fo:font-size="12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191e1e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191e1e" loext:opacity="100%" style:font-name="Times New Roman1" fo:font-size="12pt" fo:letter-spacing="normal" fo:font-style="normal" fo:font-weight="normal"/>
    </style:style>
    <style:style style:name="T4" style:family="text">
      <style:text-properties fo:font-variant="normal" fo:text-transform="none" fo:color="#191e1e" loext:opacity="100%" style:font-name="SFMono-Regular" fo:font-size="11.2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22222" loext:opacity="100%" style:font-name="roboto slab" fo:font-size="15pt" fo:letter-spacing="normal" fo:font-style="normal"/>
    </style:style>
    <style:style style:name="T6" style:family="text">
      <style:text-properties fo:font-variant="normal" fo:text-transform="none" fo:color="#222222" loext:opacity="100%" style:font-name="roboto slab" fo:font-size="15pt" fo:letter-spacing="normal" fo:font-style="normal" fo:font-weight="normal"/>
    </style:style>
    <style:style style:name="T7" style:family="text">
      <style:text-properties fo:font-variant="normal" fo:text-transform="none" fo:color="#222222" loext:opacity="100%" fo:letter-spacing="normal"/>
    </style:style>
    <style:style style:name="T8" style:family="text">
      <style:text-properties fo:font-variant="normal" fo:text-transform="none" fo:color="#000000" loext:opacity="100%" style:font-name="var bs-font-monospace" fo:letter-spacing="normal" fo:font-style="normal" fo:background-color="#eeeeee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inter-bold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endency Management:</text:p>
      <text:p text:style-name="P4"><text:span text:style-name="T2">Each release of Spring Boot provides a curated list of dependencies that it supports. In practice, you do not need to provide a version for any of these dependencies in your build configuration, as Spring Boot manages that for you. When you upgrade Spring Boot itself, these dependencies are upgraded as well in a consistent way.</text:span> </text:p>
      <text:p text:style-name="P2"><text:span text:style-name="T3">The curated list contains all the Spring modules that you can use with Spring Boot as well as a refined list of third party libraries. The list is available as a standard Bills of Materials (</text:span><text:span text:style-name="Source_20_Text"><text:span text:style-name="T3">spring-boot-dependencies</text:span></text:span><text:span text:style-name="T3">) that can be used with both </text:span><text:a xlink:type="simple" xlink:href="https://docs.spring.io/spring-boot/docs/current-SNAPSHOT/reference/html/using.html#using.build-systems.maven" text:style-name="Internet_20_link" text:visited-style-name="Visited_20_Internet_20_Link">Maven</text:a><text:span text:style-name="T1"> </text:span><text:span text:style-name="T3">and </text:span><text:a xlink:type="simple" xlink:href="https://docs.spring.io/spring-boot/docs/current-SNAPSHOT/reference/html/using.html#using.build-systems.gradle" text:style-name="Internet_20_link" text:visited-style-name="Visited_20_Internet_20_Link"><text:span text:style-name="T1">Gradle</text:span></text:a><text:span text:style-name="T3">.</text:span></text:p>
      <text:p text:style-name="P5"><text:line-break/><text:span text:style-name="T4">spring.autoconfigure.exclude</text:span><text:span text:style-name="T10"> : </text:span>By this property we can exclude auto-config class using property files.</text:p>
      <text:p text:style-name="P5"/>
      <text:p text:style-name="P3">Dependency Injection: <text:span text:style-name="T9">Constructor Injection is recommended. If only one constructor is there then it will be used for injection, otherwise we would need to mark constructor with @Autowired annotation so that, that particular constructor would be used for constructor injection.</text:span></text:p>
      <text:p text:style-name="P6">Constructor Injection lets us mark fields final. Setter Injection won't let you initialise a final field.</text:p>
      <text:p text:style-name="P6">Property Injection and Constructor Injection allows it. Beans getting injected through constructor injection are mandatory injections and in setter methods , it is not mandatory injection.</text:p>
      <text:p text:style-name="P6"/>
      <text:p text:style-name="P8">Using setter injection, partial injection is possible. In constructor injection, partial injection is not possible.</text:p>
      <text:p text:style-name="P6"/>
      <text:p text:style-name="P10"><text:span text:style-name="T11">Overriding</text:span>: Setter injection overrides the constructor injection. If we use both constructor and setter injection, IOC container will use the setter injection.</text:p>
      <text:p text:style-name="P6"><text:a xlink:type="simple" xlink:href="https://reflectoring.io/constructor-injection/#:~:text=With%20setter%20injection%2C%20Spring%20allows,applied%20to%20all%20constructor%20arguments" text:style-name="Internet_20_link" text:visited-style-name="Visited_20_Internet_20_Link">https://reflectoring.io/constructor-injection/#:~:text=With%20setter%20injection%2C%20Spring%20allows,applied%20to%20all%20constructor%20arguments</text:a>.</text:p>
      <text:p text:style-name="P6"/>
      <text:p text:style-name="P9">Constructor injection make sure that all the dependencies are available at the time of creation and so it helps avoid nullPointerException.</text:p>
      <text:p text:style-name="P9">Setter Injection : Object is created first and then the setter methods are called to initialise the dependencies.</text:p>
      <text:p text:style-name="P9"/>
      <text:p text:style-name="P9"><text:span text:style-name="T5">With setter injection, Spring allows us to specify optional dependencies by adding </text:span><text:span text:style-name="Source_20_Text"><text:span text:style-name="T8">@Autowired(required = false)</text:span></text:span><text:span text:style-name="T7"> </text:span><text:span text:style-name="T5">to a setter method. This is not possible with constructor injection since the </text:span><text:span text:style-name="Source_20_Text"><text:span text:style-name="T8">required=false</text:span></text:span><text:span text:style-name="T7"> </text:span><text:span text:style-name="T5">would be applied to </text:span><text:span text:style-name="Strong_20_Emphasis"><text:span text:style-name="T6">all</text:span></text:span><text:span text:style-name="T7"> </text:span><text:span text:style-name="T5">constructor arguments.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FMono-Regular" svg:font-family="SFMono-Regular, Consolas, 'Liberation Mono', Menlo, monospac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roboto slab" svg:font-family="'roboto slab', serif"/>
    <style:font-face style:name="var bs-font-monospace" svg:font-family="'var bs-font-monospace'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7:58:42.30</meta:creation-date>
    <dc:date>2023-11-09T14:20:59.056632428</dc:date>
    <meta:editing-duration>PT59M2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311" meta:character-count="2210" meta:non-whitespace-character-count="1910"/>
  </office:meta>
</office:document-meta>
</file>